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2" style:family="paragraph"/>
    <style:style style:name="P7" style:parent-style-name="ListParagraph" style:list-style-name="LFO2" style:family="paragraph"/>
    <style:style style:name="P8" style:parent-style-name="ListParagraph" style:list-style-name="LFO2" style:family="paragraph"/>
    <style:style style:name="P9" style:parent-style-name="ListParagraph" style:list-style-name="LFO2" style:family="paragraph"/>
    <style:style style:name="P10" style:parent-style-name="ListParagraph" style:list-style-name="LFO2" style:family="paragraph"/>
  </office:automatic-styles>
  <office:body>
    <office:text text:use-soft-page-breaks="true">
      <text:p text:style-name="P1">Eliza Tighe (nee Power): Eldest sister of Mary Anne Power, FJ’s mother. <text:s text:c="2"/>The Johnny Tighe and Lizzie Tighe that Dad remembers would have been FJ’s first cousins.</text:p>
      <text:p text:style-name="Normal">She married John Tighe, a whip maker, in 1858. <text:s text:c="2"/>At the time of the marriage he lived and worked in Great Britain Street, now Parnell Street<text:s/>(near Parnell Square), though the family later moved to other central Dublin addresses.</text:p>
      <text:p text:style-name="Normal">I<text:s/>could only find<text:s/>records for four of the seven children who died before the 1911 census:</text:p>
      <text:list text:style-name="LFO1" text:continue-numbering="true">
        <text:list-item>
          <text:p text:style-name="P2">William Joseph. <text:s/>Born 31 Aug 1859, 198 Great Britain Street. <text:s text:c="2"/>Died 22 Aug 1865, 198 Great Britain Street.<text:s/><text:s/>(Aged 5 going on 6). <text:s/>(I couldn’t find a death registration entry, so don’t know cause of death).</text:p>
        </text:list-item>
        <text:list-item>
          <text:p text:style-name="P3">James. <text:s/>Born Jan 1861, 198 Great Britain Street. <text:s/>Died 4 June 1884 (aged 23) at 4 Talbot Place. <text:s/>Death cert says phtisis (TB).</text:p>
        </text:list-item>
        <text:list-item>
          <text:p text:style-name="P4">Catherine. <text:s text:c="2"/>Born<text:s/>Nov 1864, Great Britain Street. <text:s text:c="2"/>Died Feb 1880 at 4 Talbot Place.<text:s/><text:s/>(Aged 15.<text:s/>I couldn’t find a death registration entry, so don’t know cause of death).</text:p>
        </text:list-item>
        <text:list-item>
          <text:p text:style-name="P5">Mary Ann (Polly). <text:s text:c="2"/>Born 1870. <text:s/>Died 1878 at 4 Talbot Place (aged 7). <text:s/>This was diptheria not TB.</text:p>
        </text:list-item>
      </text:list>
      <text:p text:style-name="Normal"/>
      <text:p text:style-name="Normal">Of the three children who were still alive in 1911, two survived long enough for Dad to have known them (Johnny died – I think – aged 62, in 1943, at Heytesbury Street; Lizzie died at 82, in Grantham Street, in 1957). <text:s/></text:p>
      <text:p text:style-name="Normal">But the other one, Joseph, had a sadder story, and because I was able to find more information about his little family, you might want to draw on this instead.</text:p>
      <text:p text:style-name="Normal">Joseph<text:s/>was born in<text:s/>1869, when the Tighes lived in South Anne Street, and he<text:s/>married<text:s/>Mary McDonagh in 1901. <text:s/>They lived in Summerhill (I had<text:s/>some recollection of discovering that there was some sort of cattle-connected activity nearby, but<text:s/>I think it was just that a few of the neighbours have the occupation “dairy” beside their names in Thom’s Directory,<text:s/>which doesn’t necessarily mean that the dairying activity was happening locally).</text:p>
      <text:p text:style-name="Normal">Their children were<text:s/></text:p>
      <text:list text:style-name="LFO2" text:continue-numbering="true">
        <text:list-item>
          <text:p text:style-name="P6">Mary Elizabeth, born 1902, died 1903, “tubercular meningitis”;</text:p>
        </text:list-item>
        <text:list-item>
          <text:p text:style-name="P7">John, born Aug 1903, died Nov 1903, “broncho-pneumonia”;</text:p>
        </text:list-item>
        <text:list-item>
          <text:p text:style-name="P8">Kathleen, born 1904 – the only one who (I think) may have survived long enough to marry, though I’ve no solid information on that;</text:p>
        </text:list-item>
        <text:list-item>
          <text:p text:style-name="P9">Joseph, born 1906, survived until 1925 when he died, aged 18, of “pulmonary tuberculosis”;</text:p>
        </text:list-item>
        <text:list-item>
          <text:p text:style-name="P10">Angela, born 1908, died 1909, “bronchitis”.</text:p>
        </text:list-item>
      </text:list>
      <text:p text:style-name="Normal">Joseph’s wife Mary died in 1909, aged<text:s/>31,<text:s/>of “phtisis pulmonaria” (TB).<text:s text:c="3"/></text:p>
      <text:p text:style-name="Normal">And to round off this extremely sad story, Joseph himself died<text:s/>of “acute pleurisy” in May 1916, aged 47. <text:s text:c="2"/>His mother Eliza, who was suffering from heart disease, outlived him by one month.<text:s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-asian="Times New Roman" style:font-name-complex="Times New Roman" style:letter-kerning="false" style:font-size-complex="12pt" style:language-asian="en" style:country-asian="GB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rbara J</meta:initial-creator>
    <dc:creator>Barbara J</dc:creator>
    <meta:creation-date>2024-03-05T21:24:00Z</meta:creation-date>
    <dc:date>2024-03-05T23:13:00Z</dc:date>
    <meta:template xlink:href="Normal.dotm" xlink:type="simple"/>
    <meta:editing-cycles>21</meta:editing-cycles>
    <meta:editing-duration>PT6540S</meta:editing-duration>
    <meta:document-statistic meta:page-count="2" meta:paragraph-count="5" meta:word-count="384" meta:character-count="2573" meta:row-count="18" meta:non-whitespace-character-count="2194"/>
  </office:meta>
</office:document-meta>
</file>